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8e94" officeooo:paragraph-rsid="00068e94"/>
    </style:style>
    <style:style style:name="P2" style:family="paragraph" style:parent-style-name="Standard">
      <style:paragraph-properties fo:text-align="center" style:justify-single-word="false"/>
      <style:text-properties fo:font-size="14pt" officeooo:rsid="00068e94" officeooo:paragraph-rsid="00068e94" style:font-size-asian="12.25pt" style:font-size-complex="14pt"/>
    </style:style>
    <style:style style:name="P3" style:family="paragraph" style:parent-style-name="Standard">
      <style:paragraph-properties fo:text-align="justify" style:justify-single-word="false"/>
      <style:text-properties officeooo:rsid="002ccabd" officeooo:paragraph-rsid="002ccabd"/>
    </style:style>
    <style:style style:name="P4" style:family="paragraph" style:parent-style-name="Standard">
      <style:paragraph-properties fo:text-align="justify" style:justify-single-word="false"/>
      <style:text-properties officeooo:rsid="00355f28" officeooo:paragraph-rsid="002ccabd"/>
    </style:style>
    <style:style style:name="P5" style:family="paragraph" style:parent-style-name="Standard">
      <style:paragraph-properties fo:text-align="justify" style:justify-single-word="false"/>
      <style:text-properties officeooo:rsid="003695c5" officeooo:paragraph-rsid="003695c5"/>
    </style:style>
    <style:style style:name="P6" style:family="paragraph" style:parent-style-name="Standard">
      <style:paragraph-properties fo:text-align="justify" style:justify-single-word="false"/>
      <style:text-properties officeooo:rsid="003723b5" officeooo:paragraph-rsid="003695c5"/>
    </style:style>
    <style:style style:name="P7" style:family="paragraph" style:parent-style-name="Standard">
      <style:paragraph-properties fo:text-align="justify" style:justify-single-word="false"/>
      <style:text-properties officeooo:rsid="0039d4dc" officeooo:paragraph-rsid="0039d4dc"/>
    </style:style>
    <style:style style:name="P8" style:family="paragraph" style:parent-style-name="Standard" style:list-style-name="L1">
      <style:paragraph-properties fo:text-align="justify" style:justify-single-word="false"/>
      <style:text-properties officeooo:rsid="0039d4dc" officeooo:paragraph-rsid="0039d4dc"/>
    </style:style>
    <style:style style:name="P9" style:family="paragraph" style:parent-style-name="Standard">
      <style:paragraph-properties fo:text-align="justify" style:justify-single-word="false"/>
      <style:text-properties officeooo:rsid="0039d4dc" officeooo:paragraph-rsid="003695c5"/>
    </style:style>
    <style:style style:name="P10" style:family="paragraph" style:parent-style-name="Standard">
      <style:text-properties officeooo:rsid="00068e94" officeooo:paragraph-rsid="00068e94"/>
    </style:style>
    <style:style style:name="T1" style:family="text">
      <style:text-properties officeooo:rsid="002c5cf0"/>
    </style:style>
    <style:style style:name="T2" style:family="text">
      <style:text-properties officeooo:rsid="002d36a5"/>
    </style:style>
    <style:style style:name="T3" style:family="text">
      <style:text-properties officeooo:rsid="002f25e7"/>
    </style:style>
    <style:style style:name="T4" style:family="text">
      <style:text-properties officeooo:rsid="0030369a"/>
    </style:style>
    <style:style style:name="T5" style:family="text">
      <style:text-properties officeooo:rsid="00322561"/>
    </style:style>
    <style:style style:name="T6" style:family="text">
      <style:text-properties officeooo:rsid="00335a72"/>
    </style:style>
    <style:style style:name="T7" style:family="text">
      <style:text-properties officeooo:rsid="0033bf71"/>
    </style:style>
    <style:style style:name="T8" style:family="text">
      <style:text-properties officeooo:rsid="00355f28"/>
    </style:style>
    <style:style style:name="T9" style:family="text">
      <style:text-properties officeooo:rsid="003723b5"/>
    </style:style>
    <style:style style:name="T10" style:family="text">
      <style:text-properties officeooo:rsid="003d14e2"/>
    </style:style>
    <style:style style:name="T11" style:family="text">
      <style:text-properties officeooo:rsid="003efbb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 OSHEI Andrew</text:p>
      <text:p text:style-name="P1">No Etud : 20001943</text:p>
      <text:p text:style-name="P1"/>
      <text:p text:style-name="P2">TP <text:span text:style-name="T1">2</text:span> – <text:span text:style-name="T1">Téléverser une Image</text:span></text:p>
      <text:p text:style-name="P1"/>
      <text:p text:style-name="P1">Afin de compléter l'objectif de televerser une image, j'ai d'abord construit un formulaire qui permet à l'utilisateur de POST un fichier et de le soumettre à un programme PHP. Ensuite, j'ai regardé comment accéder au fichier une fois le POST arrivé. Ceci est réalisé en accédant à la variable globale $_FILES. Le fichier spécifique qui a été envoyé via le formulaire POST est accessible en appelant le nom défini dans le champ du nom de saisie du formulaire. De plus, l'objet $_FILES a d'autres propriétés utiles, il permet également d'accéder au type mime, à la taille, au nom, aux codes d'erreur du fichier et, surtout, au 'tmp_name' qui fournit un chemin vers l'emplacement réel du fichier en mémoire. Cela sera nécessaire pour transférer le fichier à l'emplacement souhaité.</text:p>
      <text:p text:style-name="P3"/>
      <text:p text:style-name="P3">Pour cette application, seuls les fichiers jpg et png nous intéressent. Malheureusement, la variable $_FILES ne fournit pas d'accès direct à l'extension du fichier. Il nous fournit le nom du fichier, qui se termine normalement par l'extension de type de fichier. Heureusement PHP nous fournit la fonction pathinfo(). En passant le nom de fichier suivi de l'argument ‘PATHINFO_EXTENSION’, nous pouvons facilement accéder à l'extension de fichier sans recourir à l'analyse des chaînes <text:span text:style-name="T11">des caractères</text:span>.</text:p>
      <text:p text:style-name="P4"/>
      <text:p text:style-name="P4">Avec toutes les informations nécessaires triées, il est maintenant nécessaire de s'assurer que le fichier reçu est conforme à nos spécifications. J'ai implémenté une série de<text:span text:style-name="T11">s tests</text:span> en commençant par tester le paramètre d'erreur de $_FILES. Si la vérification des erreurs réussit, nous examinons la taille du fichier. Enfin, nous testons l'extension de fichier. Si toutes les vérifications réussissent, nous devons maintenant stocker le fichier dans le référentiel d'images. Pour ce faire, j'ai utilisé la fonction PHP move_uploaded_file().</text:p>
      <text:p text:style-name="P5"/>
      <text:p text:style-name="P5">C'est à ce moment-là que j'ai eu un léger problème. Apache, et PHP par extension, nécessitent des autorisations pour stocker des fichiers dans un emplacement spécifié, dans ce cas le dossier nommé "images". J'ai donc fait un léger détour dans le terminal linux pour corriger ce problème.</text:p>
      <text:p text:style-name="P6"/>
      <text:p text:style-name="P6">Quelques notes supplémentaires. Mon programme ne vérifie pas les fichiers en double car les fichiers sont enregistrés avec un numéro unique comme nom de fichier. À l'aide de la fonction glob(), je compte le nombre de fichiers préexistants dans le référentiel "images", puis j'incrémente le nombre et je l'attribue comme nouveau nom de fichier. Ceci est en prévision de la mise en œuvre ultérieure d'une base de données pour la journalisation des téléchargements de fichiers.</text:p>
      <text:p text:style-name="P6"/>
      <text:p text:style-name="P6">Quelques notes supplémentaires. Mon programme ne vérifie pas les fichiers en double car les fichiers sont enregistrés avec un numéro unique comme nom de fichier. À l'aide de la fonction glob(), je compte le nombre de fichiers préexistants dans le référentiel "images", puis j'incrémente le nombre et je l'attribue comme nouveau nom de fichier. Ceci est en prévision de la mise en œuvre ultérieure d'une base de données pour la journalisation des téléchargements de fichiers.</text:p>
      <text:p text:style-name="P9"/>
      <text:p text:style-name="P7">References :</text:p>
      <text:list xml:id="list2747097454" text:style-name="L1">
        <text:list-item>
          <text:p text:style-name="P8">https://www.php.net/manual/en/function.glob.php</text:p>
        </text:list-item>
        <text:list-item>
          <text:p text:style-name="P8">https://www.php.net/manual/en/function.move-uploaded-file.php</text:p>
        </text:list-item>
        <text:list-item>
          <text:p text:style-name="P8">https://www.php.net/manual/en/features.file-upload.errors.php</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01:46:21.569509307</meta:creation-date>
    <dc:date>2022-03-13T03:39:44.630256512</dc:date>
    <meta:editing-duration>PT49M22S</meta:editing-duration>
    <meta:editing-cycles>43</meta:editing-cycles>
    <meta:generator>LibreOffice/7.3.1.3$Linux_X86_64 LibreOffice_project/eead5aec017556e2cdbf9dfff06537ec58969b73</meta:generator>
    <meta:document-statistic meta:table-count="0" meta:image-count="0" meta:object-count="0" meta:page-count="1" meta:paragraph-count="13" meta:word-count="498" meta:character-count="3301" meta:non-whitespace-character-count="2818"/>
  </office:meta>
</office:document-meta>
</file>